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BeanWiringInfoResolverTests.testResolveWiringInfoWithAnInstanceOfA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BeanWiringInfoResolverTests.testResolveWir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BeanWiringInfoResolverTests.testResolveWiringInfoWithAnInstanceOfAnAnnotatedClassWithAutowiringTurnedOffExplici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BeanWiringInfoResolverTests.testResolveWiringInfoWithAnInstanceOfA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BeanWiringInfoResolverTests.testResolveWiringInfoWithAnInstanceOfAnAnnotatedClassWithAutowiringTurnedOffExplicitlyAndCusto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